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1cm" table:align="left" style:writing-mode="lr-tb"/>
    </style:style>
    <style:style style:name="Tabela1.A" style:family="table-column">
      <style:table-column-properties style:column-width="2.734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27cm"/>
    </style:style>
    <style:style style:name="Tabela1.D" style:family="table-column">
      <style:table-column-properties style:column-width="4.695cm"/>
    </style:style>
    <style:style style:name="Tabela1.1" style:family="table-row">
      <style:table-row-properties style:min-row-height="0.593cm" fo:keep-together="auto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row-height="1cm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style:line-height-at-least="0.353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officeooo:paragraph-rsid="000bac98"/>
    </style:style>
    <style:style style:name="P6" style:family="paragraph" style:parent-style-name="Standard">
      <style:text-properties fo:language="pt" fo:country="PT" officeooo:paragraph-rsid="000d40b4"/>
    </style:style>
    <style:style style:name="P7" style:family="paragraph" style:parent-style-name="Standard">
      <style:text-properties fo:language="pt" fo:country="PT" officeooo:paragraph-rsid="000d7aca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bac98" officeooo:paragraph-rsid="000bac98" style:font-style-asian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bac98" officeooo:paragraph-rsid="000d7aca" style:font-style-asian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d1e93" officeooo:paragraph-rsid="000d40b4" style:font-style-asian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0bac98" officeooo:paragraph-rsid="000bac98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0bac98" officeooo:paragraph-rsid="000d40b4"/>
    </style:style>
    <style:style style:name="P13" style:family="paragraph" style:parent-style-name="Heading_20_1" style:list-style-name="WW8Num3">
      <style:paragraph-properties fo:text-align="justify" style:justify-single-word="false" fo:hyphenation-ladder-count="no-limit">
        <style:tab-stops>
          <style:tab-stop style:position="0.751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Heading_20_1" style:list-style-name="WW8Num3">
      <style:paragraph-properties fo:text-align="justify" style:justify-single-word="false" fo:hyphenation-ladder-count="no-limit" fo:break-before="page">
        <style:tab-stops>
          <style:tab-stop style:position="0.751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Titulo_20_documento">
      <style:paragraph-properties fo:text-align="end" style:justify-single-word="false"/>
    </style:style>
    <style:style style:name="P16" style:family="paragraph" style:parent-style-name="Titulo_20_documento" style:master-page-name="Standard">
      <style:paragraph-properties fo:text-align="end" style:justify-single-word="false" style:page-number="auto"/>
      <style:text-properties fo:color="#000000" fo:font-size="16pt" style:font-size-asian="16pt" style:font-size-complex="16pt"/>
    </style:style>
    <style:style style:name="P17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style:font-style-asian="normal"/>
    </style:style>
    <style:style style:name="P18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bac98" officeooo:paragraph-rsid="000d7aca" style:font-style-asian="normal"/>
    </style:style>
    <style:style style:name="P19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d1e93" officeooo:paragraph-rsid="000d1e93" style:font-style-asian="normal"/>
    </style:style>
    <style:style style:name="P20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d1e93" officeooo:paragraph-rsid="000d40b4" style:font-style-asian="normal"/>
    </style:style>
    <style:style style:name="P21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d40b4" officeooo:paragraph-rsid="000d40b4" style:font-style-asian="normal"/>
    </style:style>
    <style:style style:name="P22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fo:color="#000000" fo:language="pt" fo:country="PT" fo:font-style="normal" officeooo:rsid="000d7aca" officeooo:paragraph-rsid="000d7aca" style:font-style-asian="normal"/>
    </style:style>
    <style:style style:name="P23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officeooo:rsid="000bac98" officeooo:paragraph-rsid="000bac98"/>
    </style:style>
    <style:style style:name="P24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officeooo:rsid="000bac98" officeooo:paragraph-rsid="000d40b4"/>
    </style:style>
    <style:style style:name="P25" style:family="paragraph" style:parent-style-name="Instrução">
      <style:paragraph-properties fo:margin-left="0cm" fo:margin-right="0cm" fo:line-height="150%" fo:text-align="justify" style:justify-single-word="false" fo:text-indent="1.251cm" style:auto-text-indent="false"/>
      <style:text-properties officeooo:rsid="000d40b4" officeooo:paragraph-rsid="000d40b4"/>
    </style:style>
    <style:style style:name="P26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color="#000000" fo:font-size="10pt" fo:language="pt" fo:country="PT" fo:font-style="normal" style:font-size-asian="10pt" style:font-style-asian="normal" fo:hyphenate="false" fo:hyphenation-remain-char-count="2" fo:hyphenation-push-char-count="2"/>
    </style:style>
    <style:style style:name="P27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style:font-size-asian="10pt" fo:hyphenate="false" fo:hyphenation-remain-char-count="2" fo:hyphenation-push-char-count="2"/>
    </style:style>
    <style:style style:name="P28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bac98" officeooo:paragraph-rsid="000bac98" style:font-size-asian="10pt" fo:hyphenate="false" fo:hyphenation-remain-char-count="2" fo:hyphenation-push-char-count="2"/>
    </style:style>
    <style:style style:name="P29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bac98" officeooo:paragraph-rsid="000d40b4" style:font-size-asian="10pt" fo:hyphenate="false" fo:hyphenation-remain-char-count="2" fo:hyphenation-push-char-count="2"/>
    </style:style>
    <style:style style:name="P30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bac98" officeooo:paragraph-rsid="000d7aca" style:font-size-asian="10pt" fo:hyphenate="false" fo:hyphenation-remain-char-count="2" fo:hyphenation-push-char-count="2"/>
    </style:style>
    <style:style style:name="P31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d1e93" officeooo:paragraph-rsid="000d1e93" style:font-size-asian="10pt" fo:hyphenate="false" fo:hyphenation-remain-char-count="2" fo:hyphenation-push-char-count="2"/>
    </style:style>
    <style:style style:name="P32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d40b4" officeooo:paragraph-rsid="000d40b4" style:font-size-asian="10pt" fo:hyphenate="false" fo:hyphenation-remain-char-count="2" fo:hyphenation-push-char-count="2"/>
    </style:style>
    <style:style style:name="P33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d40b4" officeooo:paragraph-rsid="000d7aca" style:font-size-asian="10pt" fo:hyphenate="false" fo:hyphenation-remain-char-count="2" fo:hyphenation-push-char-count="2"/>
    </style:style>
    <style:style style:name="P34" style:family="paragraph" style:parent-style-name="Heading_20_2" style:list-style-name="WW8Num2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251cm"/>
        </style:tab-stops>
      </style:paragraph-properties>
      <style:text-properties fo:font-size="10pt" officeooo:rsid="000d7aca" officeooo:paragraph-rsid="000d7aca" style:font-size-asian="10pt" fo:hyphenate="false" fo:hyphenation-remain-char-count="2" fo:hyphenation-push-char-count="2"/>
    </style:style>
    <style:style style:name="P35" style:family="paragraph" style:parent-style-name="Heading" style:master-page-name="Converter_20_1">
      <style:paragraph-properties fo:margin-left="0cm" fo:margin-right="0.106cm" fo:line-height="15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writing-mode="lr-tb"/>
      <style:text-properties style:font-name="Arial" fo:font-size="10pt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language="pt" fo:country="PT" fo:font-style="normal" style:font-style-asian="normal"/>
    </style:style>
    <style:style style:name="T3" style:family="text">
      <style:text-properties fo:color="#000000" fo:language="pt" fo:country="PT" fo:font-style="normal" officeooo:rsid="000d1e93" style:font-style-asian="normal"/>
    </style:style>
    <style:style style:name="T4" style:family="text">
      <style:text-properties fo:color="#000000" fo:language="pt" fo:country="PT" fo:font-style="normal" officeooo:rsid="000d40b4" style:font-style-asian="normal"/>
    </style:style>
    <style:style style:name="T5" style:family="text">
      <style:text-properties fo:color="#000000" fo:language="pt" fo:country="PT" fo:font-style="normal" officeooo:rsid="000d7aca" style:font-style-asian="norm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language="pt" fo:country="PT"/>
    </style:style>
    <style:style style:name="T10" style:family="text">
      <style:text-properties officeooo:rsid="000d1e93"/>
    </style:style>
    <style:style style:name="T11" style:family="text">
      <style:text-properties officeooo:rsid="000d40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ocumento de Regras de Negócio</text:p>
      <text:p text:style-name="P15"><text:span text:style-name="T1">Versão 1.1</text:span></text:p>
      <text:p text:style-name="P35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Versão</text:p>
          </table:table-cell>
          <table:table-cell table:style-name="Tabela1.A1" office:value-type="string">
            <text:p text:style-name="P1">Descrição</text:p>
          </table:table-cell>
          <table:table-cell table:style-name="Tabela1.D1" office:value-type="string">
            <text:p text:style-name="P1">Autores</text:p>
          </table:table-cell>
        </table:table-row>
        <table:table-row table:style-name="Tabela1.2">
          <table:table-cell table:style-name="Tabela1.A2" office:value-type="string">
            <text:p text:style-name="P2">15/08/2013</text:p>
          </table:table-cell>
          <table:table-cell table:style-name="Tabela1.B2" office:value-type="string">
            <text:p text:style-name="P2">1.0</text:p>
          </table:table-cell>
          <table:table-cell table:style-name="Tabela1.C2" office:value-type="string">
            <text:p text:style-name="P2">Criação do documento.</text:p>
          </table:table-cell>
          <table:table-cell table:style-name="Tabela1.D2" office:value-type="string">
            <text:p text:style-name="P3">David Brasil da Cunha,<text:line-break/>Paulo Sérgio dos S. Borges</text:p>
          </table:table-cell>
        </table:table-row>
        <table:table-row table:style-name="Tabela1.2">
          <table:table-cell table:style-name="Tabela1.A3" office:value-type="string">
            <text:p text:style-name="P2">28/08/2013</text:p>
          </table:table-cell>
          <table:table-cell table:style-name="Tabela1.B3" office:value-type="string">
            <text:p text:style-name="P2">1.1</text:p>
          </table:table-cell>
          <table:table-cell table:style-name="Tabela1.C3" office:value-type="string">
            <text:p text:style-name="P2">Alterações</text:p>
          </table:table-cell>
          <table:table-cell table:style-name="Tabela1.D3" office:value-type="string">
            <text:p text:style-name="P3">David Brasil da Cunha,<text:line-break/>Paulo Sérgio dos S. Borges</text:p>
          </table:table-cell>
        </table:table-row>
      </table:table>
      <text:list xml:id="list4657720045408255061" text:style-name="WW8Num3">
        <text:list-item>
          <text:h text:style-name="P14" text:outline-level="1">Introdução</text:h>
        </text:list-item>
      </text:list>
      <text:p text:style-name="P17">Neste documento serão definidas regras de como sistema funcionará e do que precisará na utilização de suas várias funcionalidades. </text:p>
      <text:p text:style-name="P17"/>
      <text:list xml:id="list210948067147992" text:continue-numbering="true" text:style-name="WW8Num3">
        <text:list-item>
          <text:h text:style-name="P13" text:outline-level="1">Definições</text:h>
        </text:list-item>
      </text:list>
      <text:p text:style-name="Standard"/>
      <text:list xml:id="list4940761174285746931" text:style-name="WW8Num2">
        <text:list-item>
          <text:h text:style-name="P26" text:outline-level="2">Iniciar partida</text:h>
        </text:list-item>
      </text:list>
      <text:p text:style-name="P17">Para iniciar uma nova partida, o jogador deverá escolher a opção “Nova partida” que estará disponível apenas na tela de menu principal.</text:p>
      <text:p text:style-name="P4"/>
      <text:list xml:id="list210948073154765" text:continue-numbering="true" text:style-name="WW8Num2">
        <text:list-item>
          <text:h text:style-name="P27" text:outline-level="2">Sair da <text:span text:style-name="T10">p</text:span>artida</text:h>
        </text:list-item>
      </text:list>
      <text:p text:style-name="P23"><text:span text:style-name="T2">Para sair do jogo é necessário escolher a opção “Sair do Jogo”, esta opção estará disponível na tela de menu principal e a qualquer momento durante o jogo.</text:span></text:p>
      <text:p text:style-name="P4"/>
      <text:list xml:id="list210948074157575" text:continue-numbering="true" text:style-name="WW8Num2">
        <text:list-item>
          <text:h text:style-name="P28" text:outline-level="2"><text:span text:style-name="T2">Armazenar pontuação</text:span></text:h>
        </text:list-item>
      </text:list>
      <text:p text:style-name="P23"><text:span text:style-name="T2">A pontuação será armazenada em memória temporária e será perdida ao finalizar a </text:span><text:span text:style-name="T3">aplicação</text:span><text:span text:style-name="T2">.</text:span></text:p>
      <text:p text:style-name="P11"><text:span text:style-name="T2"/></text:p>
      <text:list xml:id="list210948075155194" text:continue-numbering="true" text:style-name="WW8Num2">
        <text:list-item>
          <text:h text:style-name="P28" text:outline-level="2"><text:span text:style-name="T5">Incrementar</text:span><text:span text:style-name="T2"> pontuação</text:span></text:h>
        </text:list-item>
      </text:list>
      <text:p text:style-name="P23"><text:span text:style-name="T2">A pontuação iniciará sempre em “zero” e será alterada no decorrer da partida. O jogador pode aumentar a pontuação coletando itens, derrotando inimigos e conquistando os objetivos.</text:span></text:p>
      <text:p text:style-name="P5"/>
      <text:list xml:id="list210948076163628" text:continue-numbering="true" text:style-name="WW8Num2">
        <text:list-item>
          <text:h text:style-name="P31" text:outline-level="2"><text:span text:style-name="T2">Exibir pontuação</text:span></text:h>
        </text:list-item>
      </text:list>
      <text:p text:style-name="P19">O sistema apresentará constantemente a pontuação na tela, de modo que o jogador possa acompanhar a sua evolução em tempo real.</text:p>
      <text:p text:style-name="P5"/>
      <text:list xml:id="list210948077158056" text:continue-numbering="true" text:style-name="WW8Num2">
        <text:list-item>
          <text:h text:style-name="P31" text:outline-level="2"><text:span text:style-name="T5">Elevar</text:span><text:span text:style-name="T2"> dificuldade</text:span></text:h>
        </text:list-item>
      </text:list>
      <text:p text:style-name="P19">O jogo iniciará com o nível de dificuldade “um” e elevará esse nível gradualmente com o passar das fases, apresentando inimigos mais fortes e em maior número.</text:p>
      <text:p text:style-name="P5"/>
      <text:list xml:id="list210948078159463" text:continue-numbering="true" text:style-name="WW8Num2">
        <text:list-item>
          <text:h text:style-name="P31" text:outline-level="2"><text:span text:style-name="T2">Movimentar personagem</text:span></text:h>
        </text:list-item>
      </text:list>
      <text:p text:style-name="P19">O sistema irá permitir ao jogador mover o personagem através do cenário de maneira dinâmica. Os movimentos representam as ações do personagem e incluem: andar, pular e atacar.</text:p>
      <text:p text:style-name="P5"/>
      <text:list xml:id="list210948079151424" text:continue-numbering="true" text:style-name="WW8Num2">
        <text:list-item>
          <text:h text:style-name="P31" text:outline-level="2"><text:soft-page-break/><text:span text:style-name="T2">Animar personagem</text:span></text:h>
        </text:list-item>
      </text:list>
      <text:p text:style-name="P19">Durante a partida, o personagem deverá executar visualmente, <text:span text:style-name="T11">em tempo real,</text:span> as animações que correspondem as <text:span text:style-name="T11">suas </text:span>ações. Se estiver parado, deverá executar a animação “Idle” (parado/ocioso) <text:span text:style-name="T11">e</text:span> <text:span text:style-name="T11">se estiver em movimento, as ações correspondentes ao movimento corrente, como: andar, pular e atacar.</text:span></text:p>
      <text:p text:style-name="P6"/>
      <text:list xml:id="list210948080156008" text:continue-numbering="true" text:style-name="WW8Num2">
        <text:list-item>
          <text:h text:style-name="P29" text:outline-level="2"><text:span text:style-name="T2">Armazenar </text:span><text:span text:style-name="T4">pontos de vida</text:span></text:h>
        </text:list-item>
      </text:list>
      <text:p text:style-name="P24"><text:span text:style-name="T4">Os pontos de vida do jogador iniciarão sempre em “100 pontos”, estes pontos serão armazenados</text:span><text:span text:style-name="T2"> em memória temporária e </text:span><text:span text:style-name="T4">serão</text:span><text:span text:style-name="T2"> </text:span><text:span text:style-name="T4">perdidos</text:span><text:span text:style-name="T2"> ao finalizar a </text:span><text:span text:style-name="T4">partida.</text:span></text:p>
      <text:p text:style-name="P12"><text:span text:style-name="T2"/></text:p>
      <text:list xml:id="list210948082146380" text:continue-numbering="true" text:style-name="WW8Num2">
        <text:list-item>
          <text:h text:style-name="P32" text:outline-level="2"><text:span text:style-name="T2">Adicionar pontos de vida</text:span></text:h>
        </text:list-item>
      </text:list>
      <text:p text:style-name="P25"><text:span text:style-name="T2">Os pontos de vida do jogador podem ser regenerados por meio de itens ou quando o jogador passar de fase. O limite máximo para esse marcador é de “100 pontos”.</text:span></text:p>
      <text:p text:style-name="P6"/>
      <text:list xml:id="list210948083146105" text:continue-numbering="true" text:style-name="WW8Num2">
        <text:list-item>
          <text:h text:style-name="P32" text:outline-level="2"><text:span text:style-name="T2">Remover pontos de vida</text:span></text:h>
        </text:list-item>
      </text:list>
      <text:p text:style-name="P21">Caso o jogador sofra ferimentos, ele perderá pontos de vida correspondentes ao dano sofrido. Quando os pontos chegarem a zero, isso indica que o jogador morreu e o sistema deverá apresentar uma tela de “Fim de Jogo” (GameOver).</text:p>
      <text:p text:style-name="P10"/>
      <text:list xml:id="list210948084137301" text:continue-numbering="true" text:style-name="WW8Num2">
        <text:list-item>
          <text:h text:style-name="P32" text:outline-level="2"><text:span text:style-name="T2">Exibir pontos de vida</text:span></text:h>
        </text:list-item>
      </text:list>
      <text:p text:style-name="P20"><text:span text:style-name="T11">Constantemente, o</text:span> sistema apresentará <text:span text:style-name="T11">na tela</text:span> <text:span text:style-name="T11">os pontos de vida do jogador</text:span>, de modo que <text:span text:style-name="T11">se</text:span> possa acompanhar a sua <text:span text:style-name="T11">situação</text:span> em tempo real.</text:p>
      <text:p text:style-name="P7"/>
      <text:list xml:id="list210948086139847" text:continue-numbering="true" text:style-name="WW8Num2">
        <text:list-item>
          <text:h text:style-name="P33" text:outline-level="2"><text:span text:style-name="T2">Armazenar munição</text:span></text:h>
        </text:list-item>
      </text:list>
      <text:p text:style-name="P22">O sistema manterá armazenada em memória temporária a quantidade de munição disponível para a arma do jogador, essa informação será perdida ao finalizar a partida.</text:p>
      <text:p text:style-name="P5"/>
      <text:list xml:id="list210948087149073" text:continue-numbering="true" text:style-name="WW8Num2">
        <text:list-item>
          <text:h text:style-name="P32" text:outline-level="2"><text:span text:style-name="T2">Adicionar munição</text:span></text:h>
        </text:list-item>
      </text:list>
      <text:p text:style-name="P22">O jogador poderá incrementar a quantidade de munição disponível coletando itens ou passando de fase. Essa quantidade possui um limite máximo de “100”.</text:p>
      <text:p text:style-name="P5"/>
      <text:list xml:id="list210948087153086" text:continue-numbering="true" text:style-name="WW8Num2">
        <text:list-item>
          <text:h text:style-name="P32" text:outline-level="2"><text:span text:style-name="T2">Remover munição</text:span></text:h>
        </text:list-item>
      </text:list>
      <text:p text:style-name="P22">Ao efetuar disparos com a arma, o jogador perde munição, esses pontos serão decrescidos até um limite mínimo de “zero”. Quando a quantidade de munição chegar a zero o jogador não poderá efetuar mais disparos.</text:p>
      <text:p text:style-name="P5"/>
      <text:list xml:id="list210948088143175" text:continue-numbering="true" text:style-name="WW8Num2">
        <text:list-item>
          <text:h text:style-name="P34" text:outline-level="2"><text:span text:style-name="T2">Exibir munição</text:span></text:h>
        </text:list-item>
      </text:list>
      <text:p text:style-name="P22">O sistema deverá exibir na tela a quantidade de munição disponível para a arma selecionada.</text:p>
      <text:p text:style-name="P5"><text:soft-page-break/></text:p>
      <text:list xml:id="list210948090153456" text:continue-numbering="true" text:style-name="WW8Num2">
        <text:list-item>
          <text:h text:style-name="P34" text:outline-level="2"><text:span text:style-name="T2">Manter tempo de jogo</text:span></text:h>
        </text:list-item>
      </text:list>
      <text:p text:style-name="P22">O sistema deverá manter o tempo de duração da partida, armazenando esta informação em memória temporária. </text:p>
      <text:p text:style-name="P5"/>
      <text:list xml:id="list210948090138264" text:continue-numbering="true" text:style-name="WW8Num2">
        <text:list-item>
          <text:h text:style-name="P34" text:outline-level="2"><text:span text:style-name="T2">Exibir tempo de jogo</text:span></text:h>
        </text:list-item>
      </text:list>
      <text:p text:style-name="P22">O sistema exibirá na tela, em tempo real, a duração da partida.</text:p>
      <text:p text:style-name="P8"/>
      <text:list xml:id="list210948091150313" text:continue-numbering="true" text:style-name="WW8Num2">
        <text:list-item>
          <text:h text:style-name="P34" text:outline-level="2"><text:span text:style-name="T2">Pausar jogo</text:span></text:h>
        </text:list-item>
      </text:list>
      <text:p text:style-name="P22">O sistema permitirá ao jogador pausar a partida a qualquer momento, abrindo em primeiro plano um menu de opções chamado “Menu de Pausa”.</text:p>
      <text:p text:style-name="P7"/>
      <text:list xml:id="list210948092158091" text:continue-numbering="true" text:style-name="WW8Num2">
        <text:list-item>
          <text:h text:style-name="P34" text:outline-level="2"><text:span text:style-name="T2">Passar de fase</text:span></text:h>
        </text:list-item>
      </text:list>
      <text:p text:style-name="P22">O sistema passará de fase, quando o jogador atingir o final do cenário, cumprindo todos os objetivos da fase corrente. Para que ele seja enviado a fase seguinte é necessário sempre que ele tenha vencido o nível anterior.</text:p>
      <text:p text:style-name="P7"/>
      <text:list xml:id="list210948093156565" text:continue-numbering="true" text:style-name="WW8Num2">
        <text:list-item>
          <text:h text:style-name="P34" text:outline-level="2"><text:span text:style-name="T2">Vencer o jogo</text:span></text:h>
        </text:list-item>
      </text:list>
      <text:p text:style-name="P22">Após vencer todos os desafios e fases, o sistema apresentará ao jogador uma tela de conclusão da história, a pontuação total e o tempo de jogo decorrido. Em seguida, apresentará os créditos com os nomes da equipe de desenvolvimento e dos direitos de uso cedido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style:line-height-at-least="0.176cm" fo:hyphenation-ladder-count="no-limit"/>
      <style:text-properties fo:color="#999999" style:font-name="Arial" fo:font-size="26pt" fo:font-weight="bold" style:font-size-asian="26pt" style:font-weight-asian="bold" style:font-name-complex="Arial" style:font-size-complex="10pt" fo:hyphenate="false" fo:hyphenation-remain-char-count="2" fo:hyphenation-push-char-count="2"/>
    </style:style>
    <style:style style:name="Instrução" style:family="paragraph" style:parent-style-name="Standard" style:next-style-name="Standard">
      <style:paragraph-properties style:line-height-at-least="0.176cm" fo:hyphenation-ladder-count="no-limit"/>
      <style:text-properties fo:color="#0000ff" style:font-name="Arial" fo:font-size="10pt" fo:font-style="italic" style:font-size-asian="10pt" style:font-style-asian="italic" style:font-name-complex="Arial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0pt" fo:font-style="normal" fo:font-weight="bold" style:font-size-asian="10pt" style:font-style-asian="normal" style:font-weight-asian="bold" style:font-name-complex="Ari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size="10pt" fo:language="pt" fo:country="PT" fo:font-style="normal" fo:font-weight="bold" style:font-size-asian="10pt" style:font-style-asian="normal" style:font-weight-asian="bold" style:font-name-complex="Arial"/>
    </style:style>
    <style:style style:name="WW8Num3z0" style:family="text">
      <style:text-properties fo:color="#000000" fo:language="pt" fo:country="PT" fo:font-style="normal" style:font-style-asian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Times New Roman" fo:font-size="16pt" style:font-name-asian="Times New Roman" style:font-size-asian="16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RN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778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3.048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4.572cm"/>
        </style:list-level-properties>
      </text:list-level-style-number>
      <text:list-level-style-number text:level="5" text:style-name="WW8Num3z4" style:num-format="I" text:display-levels="5">
        <style:list-level-properties text:list-level-position-and-space-mode="label-alignment">
          <style:list-level-label-alignment text:label-followed-by="listtab" text:list-tab-stop-position="0.499cm" fo:text-indent="-0.499cm" fo:margin-left="5.071cm"/>
        </style:list-level-properties>
      </text:list-level-style-number>
      <text:list-level-style-number text:level="6" text:style-name="WW8Num3z5" style:num-format="I" text:display-levels="6">
        <style:list-level-properties text:list-level-position-and-space-mode="label-alignment">
          <style:list-level-label-alignment text:label-followed-by="listtab" text:list-tab-stop-position="0.499cm" fo:text-indent="-0.499cm" fo:margin-left="5.57cm"/>
        </style:list-level-properties>
      </text:list-level-style-number>
      <text:list-level-style-number text:level="7" text:style-name="WW8Num3z6" style:num-format="I" text:display-levels="7">
        <style:list-level-properties text:list-level-position-and-space-mode="label-alignment">
          <style:list-level-label-alignment text:label-followed-by="listtab" text:list-tab-stop-position="0.499cm" fo:text-indent="-0.499cm" fo:margin-left="6.07cm"/>
        </style:list-level-properties>
      </text:list-level-style-number>
      <text:list-level-style-number text:level="8" text:style-name="WW8Num3z7" style:num-format="I" text:display-levels="8">
        <style:list-level-properties text:list-level-position-and-space-mode="label-alignment">
          <style:list-level-label-alignment text:label-followed-by="listtab" text:list-tab-stop-position="0.499cm" fo:text-indent="-0.499cm" fo:margin-left="6.569cm"/>
        </style:list-level-properties>
      </text:list-level-style-number>
      <text:list-level-style-number text:level="9" text:style-name="WW8Num3z8" style:num-format="I" text:display-levels="9">
        <style:list-level-properties text:list-level-position-and-space-mode="label-alignment">
          <style:list-level-label-alignment text:label-followed-by="listtab" text:list-tab-stop-position="0.499cm" fo:text-indent="-0.499cm" fo:margin-left="7.0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rictorKill </meta:initial-creator>
    <meta:creation-date>2013-08-28T11:54:00</meta:creation-date>
    <dc:creator>ContrictorKill </dc:creator>
    <dc:date>2013-08-28T12:40:25</dc:date>
    <meta:editing-cycles>4</meta:editing-cycles>
    <meta:editing-duration>PT15M53S</meta:editing-duration>
    <meta:generator>LibreOffice/4.1.1.2$Windows_x86 LibreOffice_project/7e4286b58adc75a14f6d83f53a03b6c11fa2903</meta:generator>
    <meta:document-statistic meta:table-count="1" meta:image-count="0" meta:object-count="0" meta:page-count="5" meta:paragraph-count="60" meta:word-count="700" meta:character-count="4252" meta:non-whitespace-character-count="3633"/>
  </office:meta>
</office:document-meta>
</file>